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center" draw:fill="solid" draw:fill-color="#95b3d7" draw:opacity="100%" draw:stroke="solid" svg:stroke-width="0.02778in" svg:stroke-color="#1f497d" svg:stroke-opacity="100%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folie" presentation:presentation-page-layout-name="Master1-PPL1">
        <draw:custom-shape svg:x="0.35381in" svg:y="3.35626in" svg:width="4.01619in" svg:height="3.93745in" draw:id="id63" draw:style-name="a383" draw:name="Rechteck 35"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381in" svg:y="2.01752in" svg:width="1.25998in" svg:height="0.78749in" draw:id="id64" draw:style-name="a387" draw:name="Flussdiagramm: Magnetplattenspeicher 3">
          <svg:desc/>
          <text:p text:style-name="a386" text:class-names="" text:cond-style-name=""><text:span text:style-name="a384" text:class-names="">3DCityDB</text:span><text:span text:style-name="a385" text:class-names=""/></text:p>
          <draw:enhanced-geometry xmlns:dr3d="urn:oasis:names:tc:opendocument:xmlns:dr3d:1.0" draw:type="non-primitive" svg:viewBox="0 0 1152128 720080" draw:enhanced-path="S M 0 120013 A ?f58 ?f59 ?f60 ?f61 0 120013 ?f55 ?f57  W ?f62 ?f63 ?f64 ?f65 0 120013 ?f55 ?f57 L 1152128 600067 A ?f101 ?f102 ?f103 ?f104 1152128 600067 ?f98 ?f100  W ?f105 ?f106 ?f107 ?f108 1152128 600067 ?f98 ?f100 Z N F M 1152128 120013 A ?f101 ?f113 ?f103 ?f114 1152128 120013 ?f98 ?f112  W ?f105 ?f115 ?f107 ?f116 1152128 120013 ?f98 ?f112 N F M 0 120013 A ?f58 ?f59 ?f60 ?f61 0 120013 ?f55 ?f57  W ?f62 ?f63 ?f64 ?f65 0 120013 ?f55 ?f57 L 1152128 600067 A ?f101 ?f102 ?f103 ?f104 1152128 600067 ?f98 ?f100  W ?f105 ?f106 ?f107 ?f108 1152128 600067 ?f98 ?f100 Z N" draw:text-areas="?f14 ?f12 ?f17 ?f18" draw:glue-points="?f11 ?f12 ?f11 ?f13 ?f14 ?f15 ?f11 ?f16 ?f17 ?f15" draw:glue-point-leaving-directions="-360.0001, -360.0001, -270.0001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1152128"/>
            <draw:equation draw:name="f10" draw:formula="?f6 / 720080"/>
            <draw:equation draw:name="f11" draw:formula="576064 / ?f9"/>
            <draw:equation draw:name="f12" draw:formula="240027 / ?f10"/>
            <draw:equation draw:name="f13" draw:formula="0 / ?f10"/>
            <draw:equation draw:name="f14" draw:formula="0 / ?f9"/>
            <draw:equation draw:name="f15" draw:formula="360040 / ?f10"/>
            <draw:equation draw:name="f16" draw:formula="720080 / ?f10"/>
            <draw:equation draw:name="f17" draw:formula="1152128 / ?f9"/>
            <draw:equation draw:name="f18" draw:formula="600067 / ?f10"/>
            <draw:equation draw:name="f19" draw:formula="21550000 - 10800004"/>
            <draw:equation draw:name="f20" draw:formula="if(?f19, 10800004, 21550000)"/>
            <draw:equation draw:name="f21" draw:formula="-21550000 - ?f20"/>
            <draw:equation draw:name="f22" draw:formula="if(?f21, -21550000, ?f20)"/>
            <draw:equation draw:name="f23" draw:formula="10800004 + ?f22"/>
            <draw:equation draw:name="f24" draw:formula="10800004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576064"/>
            <draw:equation draw:name="f30" draw:formula="sin(?f26)"/>
            <draw:equation draw:name="f31" draw:formula="0 - ?f30"/>
            <draw:equation draw:name="f32" draw:formula="?f31 * 120013"/>
            <draw:equation draw:name="f33" draw:formula="sqrt(?f29 * ?f29 + ?f32 * ?f32 + 0 * 0)"/>
            <draw:equation draw:name="f34" draw:formula="576064 * 12001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120013 - ?f37"/>
            <draw:equation draw:name="f39" draw:formula="?f36 - 576064"/>
            <draw:equation draw:name="f40" draw:formula="?f38 - 120013"/>
            <draw:equation draw:name="f41" draw:formula="?f36 + 576064"/>
            <draw:equation draw:name="f42" draw:formula="?f38 + 12001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576064"/>
            <draw:equation draw:name="f49" draw:formula="sin(?f45)"/>
            <draw:equation draw:name="f50" draw:formula="0 - ?f49"/>
            <draw:equation draw:name="f51" draw:formula="?f50 * 120013"/>
            <draw:equation draw:name="f52" draw:formula="sqrt(?f48 * ?f48 + ?f51 * ?f51 + 0 * 0)"/>
            <draw:equation draw:name="f53" draw:formula="576064 * 12001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120013, ?f40)"/>
            <draw:equation draw:name="f60" draw:formula="if(?f22, 0, ?f41)"/>
            <draw:equation draw:name="f61" draw:formula="if(?f22, 12001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576064"/>
            <draw:equation draw:name="f73" draw:formula="sin(?f69)"/>
            <draw:equation draw:name="f74" draw:formula="0 - ?f73"/>
            <draw:equation draw:name="f75" draw:formula="?f74 * 120013"/>
            <draw:equation draw:name="f76" draw:formula="sqrt(?f72 * ?f72 + ?f75 * ?f75 + 0 * 0)"/>
            <draw:equation draw:name="f77" draw:formula="576064 * 120013 / ?f76"/>
            <draw:equation draw:name="f78" draw:formula="?f74 * ?f77"/>
            <draw:equation draw:name="f79" draw:formula="1152128 - ?f78"/>
            <draw:equation draw:name="f80" draw:formula="?f71 * ?f77"/>
            <draw:equation draw:name="f81" draw:formula="600067 - ?f80"/>
            <draw:equation draw:name="f82" draw:formula="?f79 - 576064"/>
            <draw:equation draw:name="f83" draw:formula="?f81 - 120013"/>
            <draw:equation draw:name="f84" draw:formula="?f79 + 576064"/>
            <draw:equation draw:name="f85" draw:formula="?f81 + 12001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576064"/>
            <draw:equation draw:name="f92" draw:formula="sin(?f88)"/>
            <draw:equation draw:name="f93" draw:formula="0 - ?f92"/>
            <draw:equation draw:name="f94" draw:formula="?f93 * 120013"/>
            <draw:equation draw:name="f95" draw:formula="sqrt(?f91 * ?f91 + ?f94 * ?f94 + 0 * 0)"/>
            <draw:equation draw:name="f96" draw:formula="576064 * 12001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1152128, ?f82)"/>
            <draw:equation draw:name="f102" draw:formula="if(?f22, 600067, ?f83)"/>
            <draw:equation draw:name="f103" draw:formula="if(?f22, 1152128, ?f84)"/>
            <draw:equation draw:name="f104" draw:formula="if(?f22, 600067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120013 - ?f80"/>
            <draw:equation draw:name="f110" draw:formula="?f109 - 120013"/>
            <draw:equation draw:name="f111" draw:formula="?f109 + 120013"/>
            <draw:equation draw:name="f112" draw:formula="?f109 + ?f99"/>
            <draw:equation draw:name="f113" draw:formula="if(?f22, 120013, ?f110)"/>
            <draw:equation draw:name="f114" draw:formula="if(?f22, 120013, ?f111)"/>
            <draw:equation draw:name="f115" draw:formula="if(?f22, ?f110, ?f112)"/>
            <draw:equation draw:name="f116" draw:formula="if(?f22, ?f111, ?f112)"/>
          </draw:enhanced-geometry>
        </draw:custom-shape>
        <draw:custom-shape svg:x="0.50214in" svg:y="0.43338in" svg:width="0.47249in" svg:height="0.55124in" draw:id="id65" draw:style-name="a390" draw:name="Gefaltete Ecke 7"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8 / 5"/>
            <draw:equation draw:name="f10" draw:formula="?f1 - ?f8"/>
            <draw:equation draw:name="f11" draw:formula="?f10 + ?f9"/>
            <draw:equation draw:name="f12" draw:formula="?f3 - ?f8"/>
            <draw:equation draw:name="f13" draw:formula="?f12 + ?f9"/>
          </draw:enhanced-geometry>
        </draw:custom-shape>
        <draw:custom-shape svg:x="0.59006in" svg:y="1.46628in" svg:width="0.86624in" svg:height="0.39374in" draw:id="id66" draw:style-name="a393" draw:name="Pfeil nach unten 8"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0.66881in" svg:y="0.60004in" svg:width="0.47249in" svg:height="0.55124in" draw:id="id67" draw:style-name="a396" draw:name="Gefaltete Ecke 11">
          <svg:desc/>
          <text:p text:style-name="a395" text:class-names="" text:cond-style-name=""><text:span text:style-name="a394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8 / 5"/>
            <draw:equation draw:name="f10" draw:formula="?f1 - ?f8"/>
            <draw:equation draw:name="f11" draw:formula="?f10 + ?f9"/>
            <draw:equation draw:name="f12" draw:formula="?f3 - ?f8"/>
            <draw:equation draw:name="f13" draw:formula="?f12 + ?f9"/>
          </draw:enhanced-geometry>
        </draw:custom-shape>
        <draw:custom-shape svg:x="0.83548in" svg:y="0.76671in" svg:width="0.55124in" svg:height="0.55124in" draw:id="id68" draw:style-name="a402" draw:name="Gefaltete Ecke 12">
          <svg:desc/>
          <text:p text:style-name="a398" text:class-names="" text:cond-style-name=""><text:span text:style-name="a397" text:class-names="">City</text:span></text:p>
          <text:p text:style-name="a401" text:class-names="" text:cond-style-name=""><text:span text:style-name="a399" text:class-names="">GML</text:span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8 / 5"/>
            <draw:equation draw:name="f10" draw:formula="?f1 - ?f8"/>
            <draw:equation draw:name="f11" draw:formula="?f10 + ?f9"/>
            <draw:equation draw:name="f12" draw:formula="?f3 - ?f8"/>
            <draw:equation draw:name="f13" draw:formula="?f12 + ?f9"/>
          </draw:enhanced-geometry>
        </draw:custom-shape>
        <draw:g draw:name="Gruppieren 48" draw:id="id69">
          <svg:desc/>
          <draw:custom-shape svg:x="0.59006in" svg:y="4.61624in" svg:width="0.54207in" svg:height="0.77832in" draw:id="id96" draw:style-name="a499" draw:name="Gefaltete Ecke 13">
            <svg:desc/>
            <text:p text:style-name="a498" text:class-names="" text:cond-style-name=""><text:span text:style-name="a497" text:class-names=""/></text:p>
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?f6 * ?f7 / 100000"/>
              <draw:equation draw:name="f9" draw:formula="?f8 / 5"/>
              <draw:equation draw:name="f10" draw:formula="?f1 - ?f8"/>
              <draw:equation draw:name="f11" draw:formula="?f10 + ?f9"/>
              <draw:equation draw:name="f12" draw:formula="?f3 - ?f8"/>
              <draw:equation draw:name="f13" draw:formula="?f12 + ?f9"/>
            </draw:enhanced-geometry>
          </draw:custom-shape>
          <draw:custom-shape svg:x="0.75673in" svg:y="4.7829in" svg:width="0.54207in" svg:height="0.77832in" draw:id="id97" draw:style-name="a502" draw:name="Gefaltete Ecke 14">
            <svg:desc/>
            <text:p text:style-name="a501" text:class-names="" text:cond-style-name=""><text:span text:style-name="a500" text:class-names=""/></text:p>
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?f6 * ?f7 / 100000"/>
              <draw:equation draw:name="f9" draw:formula="?f8 / 5"/>
              <draw:equation draw:name="f10" draw:formula="?f1 - ?f8"/>
              <draw:equation draw:name="f11" draw:formula="?f10 + ?f9"/>
              <draw:equation draw:name="f12" draw:formula="?f3 - ?f8"/>
              <draw:equation draw:name="f13" draw:formula="?f12 + ?f9"/>
            </draw:enhanced-geometry>
          </draw:custom-shape>
          <draw:custom-shape svg:x="0.92339in" svg:y="4.94957in" svg:width="0.54207in" svg:height="0.77832in" draw:id="id98" draw:style-name="a506" draw:name="Gefaltete Ecke 15">
            <svg:desc/>
            <text:p text:style-name="a505" text:class-names="" text:cond-style-name=""><text:span text:style-name="a503" text:class-names="">Collada</text:span><text:span text:style-name="a504" text:class-names=""/></text:p>
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?f6 * ?f7 / 100000"/>
              <draw:equation draw:name="f9" draw:formula="?f8 / 5"/>
              <draw:equation draw:name="f10" draw:formula="?f1 - ?f8"/>
              <draw:equation draw:name="f11" draw:formula="?f10 + ?f9"/>
              <draw:equation draw:name="f12" draw:formula="?f3 - ?f8"/>
              <draw:equation draw:name="f13" draw:formula="?f12 + ?f9"/>
            </draw:enhanced-geometry>
          </draw:custom-shape>
        </draw:g>
        <draw:custom-shape svg:width="0.86624in" svg:height="0.39374in" draw:id="id70" draw:style-name="a405" draw:transform="translate(-0.43312in -0.19687in) rotate(-5.46085) translate(1.18656in 6.17006in)" draw:name="Pfeil nach unten 16"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name="Gruppieren 49" draw:id="id71">
          <svg:desc/>
          <draw:custom-shape svg:x="1.6138in" svg:y="5.79747in" svg:width="0.78749in" svg:height="0.94499in" draw:id="id93" draw:style-name="a489" draw:name="Gefaltete Ecke 18">
            <svg:desc/>
            <text:p text:style-name="a488" text:class-names="" text:cond-style-name=""><text:span text:style-name="a487" text:class-names=""/></text:p>
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?f6 * ?f7 / 100000"/>
              <draw:equation draw:name="f9" draw:formula="?f8 / 5"/>
              <draw:equation draw:name="f10" draw:formula="?f1 - ?f8"/>
              <draw:equation draw:name="f11" draw:formula="?f10 + ?f9"/>
              <draw:equation draw:name="f12" draw:formula="?f3 - ?f8"/>
              <draw:equation draw:name="f13" draw:formula="?f12 + ?f9"/>
            </draw:enhanced-geometry>
          </draw:custom-shape>
          <draw:custom-shape svg:x="1.78046in" svg:y="5.96414in" svg:width="0.78749in" svg:height="0.94499in" draw:id="id94" draw:style-name="a492" draw:name="Gefaltete Ecke 19">
            <svg:desc/>
            <text:p text:style-name="a491" text:class-names="" text:cond-style-name=""><text:span text:style-name="a490" text:class-names=""/></text:p>
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?f6 * ?f7 / 100000"/>
              <draw:equation draw:name="f9" draw:formula="?f8 / 5"/>
              <draw:equation draw:name="f10" draw:formula="?f1 - ?f8"/>
              <draw:equation draw:name="f11" draw:formula="?f10 + ?f9"/>
              <draw:equation draw:name="f12" draw:formula="?f3 - ?f8"/>
              <draw:equation draw:name="f13" draw:formula="?f12 + ?f9"/>
            </draw:enhanced-geometry>
          </draw:custom-shape>
          <draw:custom-shape svg:x="1.94713in" svg:y="6.1308in" svg:width="0.78749in" svg:height="0.94499in" draw:id="id95" draw:style-name="a496" draw:name="Gefaltete Ecke 20">
            <svg:desc/>
            <text:p text:style-name="a495" text:class-names="" text:cond-style-name=""><text:span text:style-name="a493" text:class-names="">glTF</text:span><text:span text:style-name="a494" text:class-names=""/></text:p>
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?f6 * ?f7 / 100000"/>
              <draw:equation draw:name="f9" draw:formula="?f8 / 5"/>
              <draw:equation draw:name="f10" draw:formula="?f1 - ?f8"/>
              <draw:equation draw:name="f11" draw:formula="?f10 + ?f9"/>
              <draw:equation draw:name="f12" draw:formula="?f3 - ?f8"/>
              <draw:equation draw:name="f13" draw:formula="?f12 + ?f9"/>
            </draw:enhanced-geometry>
          </draw:custom-shape>
        </draw:g>
        <draw:custom-shape svg:width="0.86624in" svg:height="0.39374in" draw:id="id72" draw:style-name="a408" draw:transform="translate(-0.43312in -0.19687in) rotate(-3.43311) translate(3.18771in 6.03177in)" draw:name="Pfeil nach unten 21"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2.87378in" svg:y="3.67125in" svg:width="1.33873in" svg:height="1.96872in" draw:id="id73" draw:style-name="a412" draw:name="Flussdiagramm: Magnetplattenspeicher 22">
          <svg:desc/>
          <text:p text:style-name="a411" text:class-names="" text:cond-style-name=""><text:span text:style-name="a409" text:class-names="">PostGres</text:span><text:span text:style-name="a410" text:class-names=""/></text:p>
          <draw:enhanced-geometry xmlns:dr3d="urn:oasis:names:tc:opendocument:xmlns:dr3d:1.0" draw:type="non-primitive" svg:viewBox="0 0 1224136 1800200" draw:enhanced-path="S M 0 300033 A ?f58 ?f59 ?f60 ?f61 0 300033 ?f55 ?f57  W ?f62 ?f63 ?f64 ?f65 0 300033 ?f55 ?f57 L 1224136 1500167 A ?f101 ?f102 ?f103 ?f104 1224136 1500167 ?f98 ?f100  W ?f105 ?f106 ?f107 ?f108 1224136 1500167 ?f98 ?f100 Z N F M 1224136 300033 A ?f101 ?f113 ?f103 ?f114 1224136 300033 ?f98 ?f112  W ?f105 ?f115 ?f107 ?f116 1224136 300033 ?f98 ?f112 N F M 0 300033 A ?f58 ?f59 ?f60 ?f61 0 300033 ?f55 ?f57  W ?f62 ?f63 ?f64 ?f65 0 300033 ?f55 ?f57 L 1224136 1500167 A ?f101 ?f102 ?f103 ?f104 1224136 1500167 ?f98 ?f100  W ?f105 ?f106 ?f107 ?f108 1224136 1500167 ?f98 ?f100 Z N" draw:text-areas="?f14 ?f12 ?f17 ?f18" draw:glue-points="?f11 ?f12 ?f11 ?f13 ?f14 ?f15 ?f11 ?f16 ?f17 ?f15" draw:glue-point-leaving-directions="-360.0001, -360.0001, -270.0001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1224136"/>
            <draw:equation draw:name="f10" draw:formula="?f6 / 1800200"/>
            <draw:equation draw:name="f11" draw:formula="612068 / ?f9"/>
            <draw:equation draw:name="f12" draw:formula="600067 / ?f10"/>
            <draw:equation draw:name="f13" draw:formula="0 / ?f10"/>
            <draw:equation draw:name="f14" draw:formula="0 / ?f9"/>
            <draw:equation draw:name="f15" draw:formula="900100 / ?f10"/>
            <draw:equation draw:name="f16" draw:formula="1800200 / ?f10"/>
            <draw:equation draw:name="f17" draw:formula="1224136 / ?f9"/>
            <draw:equation draw:name="f18" draw:formula="1500167 / ?f10"/>
            <draw:equation draw:name="f19" draw:formula="21550000 - 10800004"/>
            <draw:equation draw:name="f20" draw:formula="if(?f19, 10800004, 21550000)"/>
            <draw:equation draw:name="f21" draw:formula="-21550000 - ?f20"/>
            <draw:equation draw:name="f22" draw:formula="if(?f21, -21550000, ?f20)"/>
            <draw:equation draw:name="f23" draw:formula="10800004 + ?f22"/>
            <draw:equation draw:name="f24" draw:formula="10800004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612068"/>
            <draw:equation draw:name="f30" draw:formula="sin(?f26)"/>
            <draw:equation draw:name="f31" draw:formula="0 - ?f30"/>
            <draw:equation draw:name="f32" draw:formula="?f31 * 300033"/>
            <draw:equation draw:name="f33" draw:formula="sqrt(?f29 * ?f29 + ?f32 * ?f32 + 0 * 0)"/>
            <draw:equation draw:name="f34" draw:formula="612068 * 30003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300033 - ?f37"/>
            <draw:equation draw:name="f39" draw:formula="?f36 - 612068"/>
            <draw:equation draw:name="f40" draw:formula="?f38 - 300033"/>
            <draw:equation draw:name="f41" draw:formula="?f36 + 612068"/>
            <draw:equation draw:name="f42" draw:formula="?f38 + 30003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612068"/>
            <draw:equation draw:name="f49" draw:formula="sin(?f45)"/>
            <draw:equation draw:name="f50" draw:formula="0 - ?f49"/>
            <draw:equation draw:name="f51" draw:formula="?f50 * 300033"/>
            <draw:equation draw:name="f52" draw:formula="sqrt(?f48 * ?f48 + ?f51 * ?f51 + 0 * 0)"/>
            <draw:equation draw:name="f53" draw:formula="612068 * 30003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300033, ?f40)"/>
            <draw:equation draw:name="f60" draw:formula="if(?f22, 0, ?f41)"/>
            <draw:equation draw:name="f61" draw:formula="if(?f22, 30003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612068"/>
            <draw:equation draw:name="f73" draw:formula="sin(?f69)"/>
            <draw:equation draw:name="f74" draw:formula="0 - ?f73"/>
            <draw:equation draw:name="f75" draw:formula="?f74 * 300033"/>
            <draw:equation draw:name="f76" draw:formula="sqrt(?f72 * ?f72 + ?f75 * ?f75 + 0 * 0)"/>
            <draw:equation draw:name="f77" draw:formula="612068 * 300033 / ?f76"/>
            <draw:equation draw:name="f78" draw:formula="?f74 * ?f77"/>
            <draw:equation draw:name="f79" draw:formula="1224136 - ?f78"/>
            <draw:equation draw:name="f80" draw:formula="?f71 * ?f77"/>
            <draw:equation draw:name="f81" draw:formula="1500167 - ?f80"/>
            <draw:equation draw:name="f82" draw:formula="?f79 - 612068"/>
            <draw:equation draw:name="f83" draw:formula="?f81 - 300033"/>
            <draw:equation draw:name="f84" draw:formula="?f79 + 612068"/>
            <draw:equation draw:name="f85" draw:formula="?f81 + 30003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612068"/>
            <draw:equation draw:name="f92" draw:formula="sin(?f88)"/>
            <draw:equation draw:name="f93" draw:formula="0 - ?f92"/>
            <draw:equation draw:name="f94" draw:formula="?f93 * 300033"/>
            <draw:equation draw:name="f95" draw:formula="sqrt(?f91 * ?f91 + ?f94 * ?f94 + 0 * 0)"/>
            <draw:equation draw:name="f96" draw:formula="612068 * 30003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1224136, ?f82)"/>
            <draw:equation draw:name="f102" draw:formula="if(?f22, 1500167, ?f83)"/>
            <draw:equation draw:name="f103" draw:formula="if(?f22, 1224136, ?f84)"/>
            <draw:equation draw:name="f104" draw:formula="if(?f22, 1500167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300033 - ?f80"/>
            <draw:equation draw:name="f110" draw:formula="?f109 - 300033"/>
            <draw:equation draw:name="f111" draw:formula="?f109 + 300033"/>
            <draw:equation draw:name="f112" draw:formula="?f109 + ?f99"/>
            <draw:equation draw:name="f113" draw:formula="if(?f22, 300033, ?f110)"/>
            <draw:equation draw:name="f114" draw:formula="if(?f22, 300033, ?f111)"/>
            <draw:equation draw:name="f115" draw:formula="if(?f22, ?f110, ?f112)"/>
            <draw:equation draw:name="f116" draw:formula="if(?f22, ?f111, ?f112)"/>
          </draw:enhanced-geometry>
        </draw:custom-shape>
        <draw:custom-shape svg:x="0.66881in" svg:y="3.51375in" svg:width="0.62999in" svg:height="0.86624in" draw:id="id74" draw:style-name="a415" draw:name="Pfeil nach unten 23"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74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1.18123in" svg:height="1.41748in" draw:id="id75" draw:style-name="a418" draw:transform="translate(-0.59062in -0.70874in) rotate(-4.85479) translate(2.63543in 4.67147in)" draw:name="Gebogener Pfeil 24"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080120 1296144" draw:enhanced-path="M 67508 648071 A ?f89 ?f90 ?f91 ?f92 67508 648071 ?f86 ?f88  W ?f93 ?f94 ?f95 ?f96 67508 648071 ?f86 ?f88 L 1065877 513214 945105 648073 795847 513214 861764 513214 A ?f136 ?f137 ?f138 ?f139 861764 513214 ?f133 ?f135  W ?f140 ?f141 ?f142 ?f143 861764 513214 ?f133 ?f135 Z N" draw:text-areas="?f46 ?f48 ?f47 ?f49" draw:glue-points="?f39 ?f40 ?f41 ?f42 ?f43 ?f44 ?f45 ?f42" draw:glue-point-leaving-directions="-180, -450.0001, -540.0002, -630.0002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1080120"/>
            <draw:equation draw:name="f11" draw:formula="?f6 / 1296144"/>
            <draw:equation draw:name="f12" draw:formula="945105 - 540060"/>
            <draw:equation draw:name="f13" draw:formula="648073 - 648072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67508 - 540060"/>
            <draw:equation draw:name="f20" draw:formula="648071 - 648072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999687 - 540060"/>
            <draw:equation draw:name="f27" draw:formula="513214 - 648072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795847 - 540060"/>
            <draw:equation draw:name="f34" draw:formula="sqrt(?f33 * ?f33 + ?f27 * ?f27 + 0 * 0)"/>
            <draw:equation draw:name="f35" draw:formula="atan2(?f33, ?f27)"/>
            <draw:equation draw:name="f36" draw:formula="?f35 + ?f1"/>
            <draw:equation draw:name="f37" draw:formula="?f36 * ?f9 / ?f0"/>
            <draw:equation draw:name="f38" draw:formula="0 - ?f37"/>
            <draw:equation draw:name="f39" draw:formula="135015 / ?f10"/>
            <draw:equation draw:name="f40" draw:formula="648072 / ?f11"/>
            <draw:equation draw:name="f41" draw:formula="1065877 / ?f10"/>
            <draw:equation draw:name="f42" draw:formula="513214 / ?f11"/>
            <draw:equation draw:name="f43" draw:formula="945105 / ?f10"/>
            <draw:equation draw:name="f44" draw:formula="648073 / ?f11"/>
            <draw:equation draw:name="f45" draw:formula="795847 / ?f10"/>
            <draw:equation draw:name="f46" draw:formula="205915 / ?f10"/>
            <draw:equation draw:name="f47" draw:formula="874205 / ?f10"/>
            <draw:equation draw:name="f48" draw:formula="237551 / ?f11"/>
            <draw:equation draw:name="f49" draw:formula="1058593 / ?f11"/>
            <draw:equation draw:name="f50" draw:formula="21550000 - 9818880"/>
            <draw:equation draw:name="f51" draw:formula="if(?f50, 9818880, 21550000)"/>
            <draw:equation draw:name="f52" draw:formula="-21550000 - ?f51"/>
            <draw:equation draw:name="f53" draw:formula="if(?f52, -21550000, ?f51)"/>
            <draw:equation draw:name="f54" draw:formula="10800004 + ?f53"/>
            <draw:equation draw:name="f55" draw:formula="10800004 + ?f1"/>
            <draw:equation draw:name="f56" draw:formula="?f55 * ?f8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472553"/>
            <draw:equation draw:name="f61" draw:formula="sin(?f57)"/>
            <draw:equation draw:name="f62" draw:formula="0 - ?f61"/>
            <draw:equation draw:name="f63" draw:formula="?f62 * 580565"/>
            <draw:equation draw:name="f64" draw:formula="sqrt(?f60 * ?f60 + ?f63 * ?f63 + 0 * 0)"/>
            <draw:equation draw:name="f65" draw:formula="472553 * 580565 / ?f64"/>
            <draw:equation draw:name="f66" draw:formula="?f62 * ?f65"/>
            <draw:equation draw:name="f67" draw:formula="67508 - ?f66"/>
            <draw:equation draw:name="f68" draw:formula="?f59 * ?f65"/>
            <draw:equation draw:name="f69" draw:formula="648071 - ?f68"/>
            <draw:equation draw:name="f70" draw:formula="?f67 - 472553"/>
            <draw:equation draw:name="f71" draw:formula="?f69 - 580565"/>
            <draw:equation draw:name="f72" draw:formula="?f67 + 472553"/>
            <draw:equation draw:name="f73" draw:formula="?f69 + 580565"/>
            <draw:equation draw:name="f74" draw:formula="?f54 + ?f1"/>
            <draw:equation draw:name="f75" draw:formula="?f74 * ?f8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472553"/>
            <draw:equation draw:name="f80" draw:formula="sin(?f76)"/>
            <draw:equation draw:name="f81" draw:formula="0 - ?f80"/>
            <draw:equation draw:name="f82" draw:formula="?f81 * 580565"/>
            <draw:equation draw:name="f83" draw:formula="sqrt(?f79 * ?f79 + ?f82 * ?f82 + 0 * 0)"/>
            <draw:equation draw:name="f84" draw:formula="472553 * 580565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67508, ?f70)"/>
            <draw:equation draw:name="f90" draw:formula="if(?f53, 648071, ?f71)"/>
            <draw:equation draw:name="f91" draw:formula="if(?f53, 67508, ?f72)"/>
            <draw:equation draw:name="f92" draw:formula="if(?f53, 64807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-9435401"/>
            <draw:equation draw:name="f98" draw:formula="if(?f97, -9435401, 21550000)"/>
            <draw:equation draw:name="f99" draw:formula="-21550000 - ?f98"/>
            <draw:equation draw:name="f100" draw:formula="if(?f99, -21550000, ?f98)"/>
            <draw:equation draw:name="f101" draw:formula="20235405 + ?f100"/>
            <draw:equation draw:name="f102" draw:formula="20235405 + ?f1"/>
            <draw:equation draw:name="f103" draw:formula="?f102 * ?f8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337538"/>
            <draw:equation draw:name="f108" draw:formula="sin(?f104)"/>
            <draw:equation draw:name="f109" draw:formula="0 - ?f108"/>
            <draw:equation draw:name="f110" draw:formula="?f109 * 445550"/>
            <draw:equation draw:name="f111" draw:formula="sqrt(?f107 * ?f107 + ?f110 * ?f110 + 0 * 0)"/>
            <draw:equation draw:name="f112" draw:formula="337538 * 445550 / ?f111"/>
            <draw:equation draw:name="f113" draw:formula="?f109 * ?f112"/>
            <draw:equation draw:name="f114" draw:formula="861764 - ?f113"/>
            <draw:equation draw:name="f115" draw:formula="?f106 * ?f112"/>
            <draw:equation draw:name="f116" draw:formula="513214 - ?f115"/>
            <draw:equation draw:name="f117" draw:formula="?f114 - 337538"/>
            <draw:equation draw:name="f118" draw:formula="?f116 - 445550"/>
            <draw:equation draw:name="f119" draw:formula="?f114 + 337538"/>
            <draw:equation draw:name="f120" draw:formula="?f116 + 445550"/>
            <draw:equation draw:name="f121" draw:formula="?f101 + ?f1"/>
            <draw:equation draw:name="f122" draw:formula="?f121 * ?f8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337538"/>
            <draw:equation draw:name="f127" draw:formula="sin(?f123)"/>
            <draw:equation draw:name="f128" draw:formula="0 - ?f127"/>
            <draw:equation draw:name="f129" draw:formula="?f128 * 445550"/>
            <draw:equation draw:name="f130" draw:formula="sqrt(?f126 * ?f126 + ?f129 * ?f129 + 0 * 0)"/>
            <draw:equation draw:name="f131" draw:formula="337538 * 445550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861764, ?f117)"/>
            <draw:equation draw:name="f137" draw:formula="if(?f100, 513214, ?f118)"/>
            <draw:equation draw:name="f138" draw:formula="if(?f100, 861764, ?f119)"/>
            <draw:equation draw:name="f139" draw:formula="if(?f100, 513214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</draw:enhanced-geometry>
        </draw:custom-shape>
        <draw:frame draw:id="id76" draw:style-name="a422" draw:transform="translate(-0.74811in -0.20195in) rotate(-5.78075) translate(2.44546in 3.81477in)" draw:name="Textfeld 25" svg:width="1.49623in" svg:height="0.40391in">
          <draw:text-box>
            <text:p text:style-name="a421" text:class-names="" text:cond-style-name=""><text:span text:style-name="a419" text:class-names="">Clustering</text:span><text:span text:style-name="a420" text:class-names=""/></text:p>
          </draw:text-box>
          <svg:desc/>
        </draw:frame>
        <draw:custom-shape svg:x="5.94499in" svg:y="0.28505in" svg:width="3.7012in" svg:height="7.00865in" draw:id="id77" draw:style-name="a426" draw:name="Rechteck 26">
          <svg:desc/>
          <text:p text:style-name="a425" text:class-names="" text:cond-style-name=""><text:span text:style-name="a423" text:class-names="">Browser</text:span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07in" svg:y="0.28505in" svg:width="4.17369in" svg:height="7.0874in" draw:id="id78" draw:style-name="a429" draw:name="Rechteck 27"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433" draw:name="Textfeld 28" svg:x="1.6138in" svg:y="0.3638in" svg:width="1.49623in" svg:height="0.40391in">
          <draw:text-box>
            <text:p text:style-name="a432" text:class-names="" text:cond-style-name=""><text:span text:style-name="a430" text:class-names="">SERVER</text:span><text:span text:style-name="a431" text:class-names=""/></text:p>
          </draw:text-box>
          <svg:desc/>
        </draw:frame>
        <draw:custom-shape svg:x="4.76375in" svg:y="1.07254in" svg:width="1.02374in" svg:height="0.39374in" draw:id="id80" draw:style-name="a436" draw:name="Pfeil nach rechts 29"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44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02374in" svg:height="0.39374in" draw:id="id81" draw:style-name="a439" draw:transform="translate(-0.51187in -0.19687in) rotate(-3.14159) translate(5.19687in 1.8994in)" draw:name="Pfeil nach rechts 30"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44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48003in" svg:y="0.91504in" svg:width="1.49623in" svg:height="1.10248in" draw:id="id82" draw:style-name="a443" draw:name="Rechteck 31">
          <svg:desc/>
          <text:p text:style-name="a442" text:class-names="" text:cond-style-name=""><text:span text:style-name="a440" text:class-names="">Node.js</text:span><text:span text:style-name="a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5124in" svg:height="1.0317in" draw:id="id83" draw:style-name="a446" draw:transform="translate(-0.27562in -0.51585in) rotate(-2.85927) translate(3.66663in 2.68774in)" draw:name="Pfeil nach unten 34"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83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4" draw:style-name="a455" draw:name="Textfeld 36" svg:x="0.66881in" svg:y="2.96251in" svg:width="3.07121in" svg:height="0.40391in">
          <draw:text-box>
            <text:p text:style-name="a454" text:class-names="" text:cond-style-name=""><text:span text:style-name="a447" text:class-names="">Native<text:s text:c="1"/></text:span><text:span text:style-name="a448" text:class-names="">node</text:span><text:span text:style-name="a449" text:class-names=""><text:s text:c="1"/></text:span><text:span text:style-name="a450" text:class-names="">module</text:span><text:span text:style-name="a451" text:class-names=""> in<text:s text:c="1"/></text:span><text:span text:style-name="a452" text:class-names="">c++</text:span><text:span text:style-name="a453" text:class-names=""/></text:p>
          </draw:text-box>
          <svg:desc/>
        </draw:frame>
        <draw:frame draw:id="id85" draw:style-name="a459" draw:name="Textfeld 37" svg:x="4.52751in" svg:y="0.67879in" svg:width="1.41748in" svg:height="0.40391in">
          <draw:text-box>
            <text:p text:style-name="a458" text:class-names="" text:cond-style-name=""><text:span text:style-name="a456" text:class-names="">WebSocket</text:span><text:span text:style-name="a457" text:class-names=""/></text:p>
          </draw:text-box>
          <svg:desc/>
        </draw:frame>
        <draw:frame draw:id="id86" draw:style-name="a463" draw:name="Textfeld 38" svg:x="6.96872in" svg:y="0.3638in" svg:width="2.67746in" svg:height="0.40391in">
          <draw:text-box>
            <text:p text:style-name="a462" text:class-names="" text:cond-style-name=""><text:span text:style-name="a460" text:class-names="">BROWSER</text:span><text:span text:style-name="a461" text:class-names=""/></text:p>
          </draw:text-box>
          <svg:desc/>
        </draw:frame>
        <draw:custom-shape svg:x="6.41748in" svg:y="3.35626in" svg:width="2.36247in" svg:height="1.81122in" draw:id="id87" draw:style-name="a469" draw:name="Rechteck 39">
          <svg:desc/>
          <text:p text:style-name="a468" text:class-names="" text:cond-style-name=""><text:span text:style-name="a464" text:class-names="">Three</text:span><text:span text:style-name="a465" text:class-names=""> /<text:s text:c="1"/></text:span><text:span text:style-name="a466" text:class-names="">Cesium</text:span><text:span text:style-name="a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8997in" svg:y="3.9075in" svg:width="1.49623in" svg:height="1.10248in" draw:id="id88" draw:style-name="a473" draw:name="Rechteck 42">
          <svg:desc/>
          <text:p text:style-name="a472" text:class-names="" text:cond-style-name=""><text:span text:style-name="a470" text:class-names="">WebGL</text:span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9289in" svg:y="0.97545in" svg:width="0.78749in" svg:height="0.94499in" draw:id="id89" draw:style-name="a476" draw:name="Gefaltete Ecke 43">
          <svg:desc/>
          <text:p text:style-name="a475" text:class-names="" text:cond-style-name=""><text:span text:style-name="a474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8 / 5"/>
            <draw:equation draw:name="f10" draw:formula="?f1 - ?f8"/>
            <draw:equation draw:name="f11" draw:formula="?f10 + ?f9"/>
            <draw:equation draw:name="f12" draw:formula="?f3 - ?f8"/>
            <draw:equation draw:name="f13" draw:formula="?f12 + ?f9"/>
          </draw:enhanced-geometry>
        </draw:custom-shape>
        <draw:custom-shape svg:x="6.95955in" svg:y="1.14212in" svg:width="0.78749in" svg:height="0.94499in" draw:id="id90" draw:style-name="a479" draw:name="Gefaltete Ecke 44">
          <svg:desc/>
          <text:p text:style-name="a478" text:class-names="" text:cond-style-name=""><text:span text:style-name="a477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8 / 5"/>
            <draw:equation draw:name="f10" draw:formula="?f1 - ?f8"/>
            <draw:equation draw:name="f11" draw:formula="?f10 + ?f9"/>
            <draw:equation draw:name="f12" draw:formula="?f3 - ?f8"/>
            <draw:equation draw:name="f13" draw:formula="?f12 + ?f9"/>
          </draw:enhanced-geometry>
        </draw:custom-shape>
        <draw:custom-shape svg:x="7.12622in" svg:y="1.30878in" svg:width="0.78749in" svg:height="0.94499in" draw:id="id91" draw:style-name="a483" draw:name="Gefaltete Ecke 45">
          <svg:desc/>
          <text:p text:style-name="a482" text:class-names="" text:cond-style-name=""><text:span text:style-name="a480" text:class-names="">glTF</text:span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8 / 5"/>
            <draw:equation draw:name="f10" draw:formula="?f1 - ?f8"/>
            <draw:equation draw:name="f11" draw:formula="?f10 + ?f9"/>
            <draw:equation draw:name="f12" draw:formula="?f3 - ?f8"/>
            <draw:equation draw:name="f13" draw:formula="?f12 + ?f9"/>
          </draw:enhanced-geometry>
        </draw:custom-shape>
        <draw:custom-shape svg:x="7.04747in" svg:y="2.56877in" svg:width="0.86624in" svg:height="0.39374in" draw:id="id92" draw:style-name="a486" draw:name="Pfeil nach unten 47"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e durch Klicken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0.12.2014</text:date></text:span><text:span text:style-name="a24" text:class-names=""/></text:p>
        </draw:text-box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desc/>
      </draw:frame>
      <draw:frame draw:id="id6" presentation:style-name="a42" draw:name="Unt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desc/>
      </draw:frame>
      <draw:frame draw:id="id7" presentation:style-name="a47" draw:name="Datumsplatzhalt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0.12.2014</text:date></text:span><text:span text:style-name="a45" text:class-names=""/></text:p>
        </draw:text-box>
        <svg:desc/>
      </draw:frame>
      <draw:frame draw:id="id8" presentation:style-name="a50" draw:name="Fußzeilenplatzhalt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Foliennummernplatzhalt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desc/>
      </draw:frame>
      <draw:frame draw:id="id11" presentation:style-name="a76" draw:name="Inhaltsplatzhalt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e durch Klicken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Datumsplatzhalt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0.12.2014</text:date></text:span><text:span text:style-name="a79" text:class-names=""/></text:p>
        </draw:text-box>
        <svg:desc/>
      </draw:frame>
      <draw:frame draw:id="id13" presentation:style-name="a84" draw:name="Fußzeilenplatzhalt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Foliennummernplatzhalt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</style:master-page>
    <style:master-page style:name="Master1-Layout3-secHead-Abschnittsübersch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desc/>
      </draw:frame>
      <draw:frame draw:id="id16" presentation:style-name="a97" draw:name="Textplatzhalt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e durch Klicken bearbeiten</text:span></text:p>
            </text:list-item>
          </text:list>
        </draw:text-box>
        <svg:desc/>
      </draw:frame>
      <draw:frame draw:id="id17" presentation:style-name="a102" draw:name="Datumsplatzhalt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0.12.2014</text:date></text:span><text:span text:style-name="a100" text:class-names=""/></text:p>
        </draw:text-box>
        <svg:desc/>
      </draw:frame>
      <draw:frame draw:id="id18" presentation:style-name="a105" draw:name="Fußzeilenplatzhalt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Foliennummernplatzhalt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desc/>
      </draw:frame>
      <draw:frame draw:id="id21" presentation:style-name="a131" draw:name="Inhaltsplatzhalt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e durch Klicken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Inhaltsplatzhalt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e durch Klicken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Datumsplatzhalt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0.12.2014</text:date></text:span><text:span text:style-name="a151" text:class-names=""/></text:p>
        </draw:text-box>
        <svg:desc/>
      </draw:frame>
      <draw:frame draw:id="id24" presentation:style-name="a156" draw:name="Fußzeilenplatzhalt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Foliennummernplatzhalt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desc/>
      </draw:frame>
      <draw:frame draw:id="id27" presentation:style-name="a169" draw:name="Textplatzhalt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e durch Klicken bearbeiten</text:span></text:p>
            </text:list-item>
          </text:list>
        </draw:text-box>
        <svg:desc/>
      </draw:frame>
      <draw:frame draw:id="id28" presentation:style-name="a186" draw:name="Inhaltsplatzhalt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e durch Klicken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extplatzhalt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e durch Klicken bearbeiten</text:span></text:p>
            </text:list-item>
          </text:list>
        </draw:text-box>
        <svg:desc/>
      </draw:frame>
      <draw:frame draw:id="id30" presentation:style-name="a207" draw:name="Inhaltsplatzhalt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e durch Klicken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Datumsplatzhalt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0.12.2014</text:date></text:span><text:span text:style-name="a210" text:class-names=""/></text:p>
        </draw:text-box>
        <svg:desc/>
      </draw:frame>
      <draw:frame draw:id="id32" presentation:style-name="a215" draw:name="Fußzeilenplatzhalt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Foliennummernplatzhalt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desc/>
      </draw:frame>
      <draw:frame draw:id="id35" presentation:style-name="a229" draw:name="Datumsplatzhalt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0.12.2014</text:date></text:span><text:span text:style-name="a227" text:class-names=""/></text:p>
        </draw:text-box>
        <svg:desc/>
      </draw:frame>
      <draw:frame draw:id="id36" presentation:style-name="a232" draw:name="Fußzeilenplatzhalt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Foliennummernplatzhalt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0.12.2014</text:date></text:span><text:span text:style-name="a240" text:class-names=""/></text:p>
        </draw:text-box>
        <svg:desc/>
      </draw:frame>
      <draw:frame draw:id="id39" presentation:style-name="a245" draw:name="Fußzeilenplatzhalt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Foliennummernplatzhalt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desc/>
      </draw:frame>
      <draw:frame draw:id="id42" presentation:style-name="a271" draw:name="Inhaltsplatzhalt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e durch Klicken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extplatzhalt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e durch Klicken bearbeiten</text:span></text:p>
            </text:list-item>
          </text:list>
        </draw:text-box>
        <svg:desc/>
      </draw:frame>
      <draw:frame draw:id="id44" presentation:style-name="a280" draw:name="Datumsplatzhalt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0.12.2014</text:date></text:span><text:span text:style-name="a278" text:class-names=""/></text:p>
        </draw:text-box>
        <svg:desc/>
      </draw:frame>
      <draw:frame draw:id="id45" presentation:style-name="a283" draw:name="Fußzeilenplatzhalt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Foliennummernplatzhalt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desc/>
      </draw:frame>
      <draw:frame draw:id="id48" presentation:style-name="a295" draw:name="Bildplatzhalt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extplatzhalt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e durch Klicken bearbeiten</text:span></text:p>
            </text:list-item>
          </text:list>
        </draw:text-box>
        <svg:desc/>
      </draw:frame>
      <draw:frame draw:id="id50" presentation:style-name="a304" draw:name="Datumsplatzhalt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0.12.2014</text:date></text:span><text:span text:style-name="a302" text:class-names=""/></text:p>
        </draw:text-box>
        <svg:desc/>
      </draw:frame>
      <draw:frame draw:id="id51" presentation:style-name="a307" draw:name="Fußzeilenplatzhalt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Foliennummernplatzhalt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desc/>
      </draw:frame>
      <draw:frame draw:id="id54" presentation:style-name="a333" draw:name="Vertikaler Textplatzhalt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e durch Klicken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Datumsplatzhalt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0.12.2014</text:date></text:span><text:span text:style-name="a336" text:class-names=""/></text:p>
        </draw:text-box>
        <svg:desc/>
      </draw:frame>
      <draw:frame draw:id="id56" presentation:style-name="a341" draw:name="Fußzeilenplatzhalt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Foliennummernplatzhalt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desc/>
      </draw:frame>
      <draw:frame draw:id="id59" presentation:style-name="a367" draw:name="Vertikaler Textplatzhalt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e durch Klicken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Datumsplatzhalt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0.12.2014</text:date></text:span><text:span text:style-name="a370" text:class-names=""/></text:p>
        </draw:text-box>
        <svg:desc/>
      </draw:frame>
      <draw:frame draw:id="id61" presentation:style-name="a375" draw:name="Fußzeilenplatzhalt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Foliennummernplatzhalt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Stephan</meta:initial-creator>
    <dc:creator>Stephan</dc:creator>
    <meta:creation-date>2014-12-10T15:55:09Z</meta:creation-date>
    <dc:date>2014-12-10T16:33:29Z</dc:date>
    <meta:editing-cycles>1</meta:editing-cycles>
    <meta:editing-duration>PT0S</meta:editing-duration>
    <meta:document-statistic meta:paragraph-count="16" meta:word-count="23"/>
  </office:meta>
</office:document-meta>
</file>